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mikachan-PS" svg:font-family="mikachan-PS"/>
    <style:font-face style:name="FreeSans1" svg:font-family="FreeSans" style:font-family-generic="swiss"/>
    <style:font-face style:name="Andale Mono" svg:font-family="'Andale Mono'" style:font-pitch="fixed"/>
    <style:font-face style:name="Century Schoolbook L" svg:font-family="'Century Schoolbook L'" style:font-adornments="Roma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adornments="Bold" style:font-family-generic="swiss" style:font-pitch="variable"/>
    <style:font-face style:name="Bitstream Vera Sans" svg:font-family="'Bitstream Vera Sans'" style:font-adornments="Bold Oblique" style:font-family-generic="swiss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 style:list-style-name="L1"/>
    <style:style style:name="P3" style:family="paragraph" style:parent-style-name="Text_20_body">
      <style:text-properties style:font-name="Andale Mono" fo:font-size="10pt" style:font-size-asian="10pt" style:font-size-complex="10pt"/>
    </style:style>
    <style:style style:name="P4" style:family="paragraph" style:parent-style-name="Text_20_body" style:list-style-name="L1">
      <style:text-properties style:font-name="Andale Mono" fo:font-size="10pt" style:font-size-asian="10pt" style:font-size-complex="10pt"/>
    </style:style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Andale Mono"/>
    </style:style>
    <style:style style:name="T3" style:family="text">
      <style:text-properties style:font-name="Andale Mono" fo:font-size="10pt" style:font-size-asian="10pt" style:font-size-complex="1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ff00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Guía de usuario de ViH (Vi en Haskell)</text:h>
      <text:h text:style-name="Heading_20_2" text:outline-level="2">Configuración.</text:h>
      <text:p text:style-name="Text_20_body">El editor de texto es configurable por medio de código <text:span text:style-name="T1">PostScript</text:span>. Mediante el mismo es posible redefinir variables, símbolos en los diccionarios, etc. Vea <text:span text:style-name="T3">PSvi.txt</text:span> para más detalles acerca de la sintaxis, los operadores definidos y su semántica.</text:p>
      <text:p text:style-name="Text_20_body">Se intentarán cargar los siguientes archivos en el orden indicado, permitiendo que uno posterior redefina variables sobre el anterior:</text:p>
      <text:list xml:id="list1968287572" text:style-name="L2">
        <text:list-item>
          <text:p text:style-name="P5"><text:span text:style-name="T3">./init.ps</text:span>: Utilizado durante el desarrollo, se recomienda cambiarlo por <text:span text:style-name="T3">/usr/lib/vih/init.ps</text:span>, o por la ruta adecuada dependiendo del sistema, en <text:span text:style-name="T3">PSvi.hs</text:span>, por ejemplo al empaquetar para una distro. Aquí se definen los valores iniciales de variables y diccionarios.</text:p>
        </text:list-item>
        <text:list-item>
          <text:p text:style-name="P5"><text:span text:style-name="T3">/etc/init.ps</text:span>: Cuando se desea hacer una instalación global, es recomendable colocar <text:s/>aquí los parámetros de configuración globales.</text:p>
        </text:list-item>
        <text:list-item>
          <text:p text:style-name="P5"><text:span text:style-name="T3">~/.init.ps</text:span>: Utilizado para especificar las preferencias personales del usuario. Si se desea agregar otro archivo a cargar, por ejemplo al realizar una instalación local, se puede usar el operador <text:span text:style-name="T3">run</text:span>, pasándole el nombre del archivo en el stack.</text:p>
        </text:list-item>
        <text:list-item>
          <text:p text:style-name="P5"><text:span text:style-name="T3">/etc/run.ps</text:span>: Llegado al caso que en el sistema se quisiesen definir reglas globales basadas en lo que configura el usuario en su init, este sería el archivo adecuado.</text:p>
        </text:list-item>
        <text:list-item>
          <text:p text:style-name="P5"><text:span text:style-name="T3">./run.ps</text:span>: Aquí se encuentra la parte de la lógica que interpreta las teclas ingresadas, llamando en cada caso al diccionario correspondiente. Similar al <text:span text:style-name="T3">./init.ps</text:span> inicial, recomendamos cambiar la ruta de este archivo al empaquetar.</text:p>
        </text:list-item>
      </text:list>
      <text:p text:style-name="Text_20_body">Algunos parámetros a modificar en los <text:span text:style-name="T3">~/init.ps</text:span> y <text:span text:style-name="T3">/etc/init.ps</text:span> son los siguientes:</text:p>
      <text:list xml:id="list324666908" text:style-name="L1">
        <text:list-item>
          <text:p text:style-name="P4">/chosen_messages</text:p>
          <text:p text:style-name="P2">Idioma de mensajes a mostrar. Puede ser un diccionario con los mensajes dado el nombres simbólicos para cada uno. Ya vienen definidos por omisión los diccionarios para español (<text:span text:style-name="T3">messages_es</text:span>), inglés (<text:span text:style-name="T3">messages_en</text:span>) y japonés (<text:span text:style-name="T3">messages_ja</text:span>).</text:p>
        </text:list-item>
        <text:list-item>
          <text:p text:style-name="P4">/shift_width</text:p>
          <text:p text:style-name="P2">Cantidad de espacios por los que se substituirá cada tabulador al apretar la tecla. Más precisamente no se insertarán exactamente <text:span text:style-name="T3">shift_width</text:span> espacios, sino que se insertarán espacios hasta llegar a la próxima columna múltiplo de <text:span text:style-name="T3">shift_width</text:span>.</text:p>
        </text:list-item>
      </text:list>
      <text:p text:style-name="Text_20_body">Para modificar los diccionarios es posible realizar lo siguiente:</text:p>
      <text:p text:style-name="P3"><text:tab/>/el_diccionario<text:line-break/><text:tab/> <text:s/>el_diccionario<text:line-break/><text:tab/> <text:s/>key value <text:span text:style-name="T4">put</text:span><text:line-break/><text:tab/><text:span text:style-name="T4">store</text:span></text:p>
      <text:p text:style-name="Text_20_body">Queda como fácil ejercicio al lector, la modificación del código previo a fin de unir dos diccionarios (pista: utilizar <text:span text:style-name="T3">forall</text:span>).</text:p>
      <text:p text:style-name="Text_20_body"><text:soft-page-break/>En general los diccionarios se utilizan a fin de permitir la fácil personalización de las acciones relacionadas a eventos del teclado. Se define entonces un diccionario distinto para cada modo:</text:p>
      <text:list xml:id="list96135082" text:style-name="L3">
        <text:list-item>
          <text:p text:style-name="P6"><text:span text:style-name="T3">/locationbindings</text:span>: Esto permitirá en un futuro definir el comportamiento de cada uno de los modificadores para 'c', 'd', 'y', etc... Las <text:span text:style-name="T1">keys</text:span> son siempre el string que representa al modificador, como "$" (para indicar fin de línea); y los <text:span text:style-name="T1">values</text:span> son objetos de código (o sea listas), que se ejecutarán en un <text:span text:style-name="T1">stack frame</text:span> con los siguientes símbolos definidos en él:</text:p>
          <text:list>
            <text:list-item>
              <text:p text:style-name="P6"><text:span text:style-name="T3">x</text:span>, <text:span text:style-name="T3">y</text:span>: Con las coordenadas actuales del cursor. El procedimiento deberá actualizar estas variables a las nuevas posiciones si el modificador se realiza exitosamente.</text:p>
            </text:list-item>
            <text:list-item>
              <text:p text:style-name="P6"><text:span text:style-name="T3">move</text:span>: Con valor 1 por omisión, deberá ser seteado a 0 si el modificador falla, por ejemplo en el modificador "t" cuando no se encuentra la letra a buscar.</text:p>
            </text:list-item>
          </text:list>
        </text:list-item>
        <text:list-item>
          <text:p text:style-name="P6"><text:span text:style-name="T3">/normalkeybindings</text:span>: En este diccionario las <text:span text:style-name="T1">keys</text:span> son una lista compuesta por los dos valores que devuelve el operador <text:span text:style-name="T3">getkey</text:span>, los distintos tipos de teclas se pueden ver en la implementación de este operador. Y los <text:span text:style-name="T1">values</text:span> serían el código asociado a la tecla correspondiente.</text:p>
        </text:list-item>
        <text:list-item>
          <text:p text:style-name="P6"><text:span text:style-name="T3">/insertkeybindings</text:span>: Este otro diccionario es análogo a normalkeybindings, pero con la principal diferencia de que los eventos "KASCII" no son consultados en el diccionario, sino que son directamente atendidos por una rutina específica para el modo de inserción.</text:p>
        </text:list-item>
      </text:list>
      <text:h text:style-name="Heading_20_2" text:outline-level="2">Teclas en modo normal.</text:h>
      <text:p text:style-name="Text_20_body">KLeft(<text:span text:style-name="T5">R</text:span>), KDown(<text:span text:style-name="T5">R</text:span>), KUp(<text:span text:style-name="T5">R</text:span>), KLeft(<text:span text:style-name="T5">R</text:span>), KRight(<text:span text:style-name="T5">R</text:span>), h(<text:span text:style-name="T5">R</text:span>), j(<text:span text:style-name="T5">R</text:span>), k(<text:span text:style-name="T5">R</text:span>), l(<text:span text:style-name="T5">R</text:span>): Permiten el movimiento del cursor.</text:p>
      <text:p text:style-name="Text_20_body">KEnter(<text:span text:style-name="T5">R</text:span>): Ubica el cursor en el primer caracter no-espacio de la siguiente línea.</text:p>
      <text:p text:style-name="Text_20_body">KBS(<text:span text:style-name="T5">R</text:span>) (back-space): Mueve el cursor al caracter anterior en el archivo.</text:p>
      <text:p text:style-name="Text_20_body">KPageUp(<text:span text:style-name="T5">R</text:span>), KPageDown(<text:span text:style-name="T5">R</text:span>): Mueve de a veinte líneas hacia arriba y abajo.</text:p>
      <text:p text:style-name="Text_20_body">KHome, KEnd: Mueve al principio y final de la linea.</text:p>
      <text:p text:style-name="Text_20_body">«:»: Permite ingresar en el modo de órdenes.</text:p>
      <text:p text:style-name="Text_20_body">«^»: Mueve el cursor a la primer posición distinta de espacio en blanco en la línea.</text:p>
      <text:p text:style-name="Text_20_body">«$»: Mueve el cursor al final de la línea.</text:p>
      <text:p text:style-name="Text_20_body">«/»: Permite realizar una búsqueda mediante una expresión regular. Para la búsqueda de expresiones regulares se utiliza la biblioteca PCRE (Perl Compatible Regular Expressions), cuya documentación se encuentra aquí: <text:a xlink:type="simple" xlink:href="http://perldoc.perl.org/perlre.html">http://perldoc.perl.org/perlre.html</text:a>.</text:p>
      <text:p text:style-name="Text_20_body">«A»: Ubica el cursor al final de la línea y pasa a modo inserción.</text:p>
      <text:p text:style-name="Text_20_body">«a»: Mueve el cursor a la derecha y pasa a modo inserción.</text:p>
      <text:p text:style-name="Text_20_body">«D»: Borra desde el cursor hasta el final de la línea, dejando en el portapapeles el texto borrado.</text:p>
      <text:p text:style-name="Text_20_body">«e»(<text:span text:style-name="T5">R</text:span>): Se desplaza al final de la palabra.</text:p>
      <text:p text:style-name="Text_20_body"><text:soft-page-break/>«I»: Mueve el cursor a la primer posición distinta de espacio en blanco en la línea, y pasa a modo inserción.</text:p>
      <text:p text:style-name="Text_20_body">«i»: Pasa a modo inserción.</text:p>
      <text:p text:style-name="Text_20_body">«J»(<text:span text:style-name="T5">R</text:span>): Une la línea actual con la próxima línea, colocando un espacio en blanco entre medio.</text:p>
      <text:p text:style-name="Text_20_body">«n»(<text:span text:style-name="T5">R</text:span>): Devuelve el siguiente resultado para la última expresión regular buscada.</text:p>
      <text:p text:style-name="Text_20_body">«O»: Coloca una línea vacía encima de la línea actual, mueve el cursor hacia esa línea y pasa a modo inserción.</text:p>
      <text:p text:style-name="Text_20_body">«o»: Coloca una línea vacía debajo de la línea actual, mueve el cursor hacia esa línea y pasa a modo inserción.</text:p>
      <text:p text:style-name="Text_20_body">«w»(<text:span text:style-name="T5">R</text:span>): Mueve el cursor al comienzo de la próxima palabra.</text:p>
      <text:p text:style-name="Text_20_body">«^W» (Control w): Permite el movimiento entre ventanas. Tras presionar esta tecla se deberá apretar la tecla modificadora, para las cuales se implementan:</text:p>
      <text:list xml:id="list1681529166" text:style-name="L4">
        <text:list-item>
          <text:p text:style-name="P7">KUp(<text:span text:style-name="T5">R</text:span>): mueve a la ventana que se encuentra arriba.</text:p>
        </text:list-item>
        <text:list-item>
          <text:p text:style-name="P7">KDown(<text:span text:style-name="T5">R</text:span>): mueve a la ventana que se encuentra abajo.</text:p>
        </text:list-item>
        <text:list-item>
          <text:p text:style-name="P7">KLeft(<text:span text:style-name="T5">R</text:span>): mueve a la ventana que se encuentra a la izquierda.</text:p>
        </text:list-item>
        <text:list-item>
          <text:p text:style-name="P7">KRight(<text:span text:style-name="T5">R</text:span>): mueve a la ventana que se encuentra a la derecha.</text:p>
        </text:list-item>
        <text:list-item>
          <text:p text:style-name="P7">«c»(<text:span text:style-name="T5">R</text:span>): Cierra la ventana actual sin salir del programa.</text:p>
        </text:list-item>
      </text:list>
      <text:p text:style-name="Text_20_body">«0» a «9»: Permiten indicar la cantidad de veces que se realizará el comando a continuación. Solo soportan repetición aquellos comandos para los cuales se menciona específicamente tal cualidad mediante una (<text:span text:style-name="T5">R</text:span>).</text:p>
      <text:p text:style-name="Text_20_body">Más todas las que el usuario agregue.</text:p>
      <text:h text:style-name="Heading_20_2" text:outline-level="2">Teclas en modo inserción.</text:h>
      <text:p text:style-name="Text_20_body">Para el modo inserción vienen habilitadas por omisión:</text:p>
      <text:p text:style-name="Text_20_body">KLeft, KDown, KUp, KLeft, KRight: Permiten el movimiento del cursor.</text:p>
      <text:p text:style-name="Text_20_body">KEnter: Corta la línea actual en dos partes, por donde se encuentra el cursor; dejando en la línea original el texto previo, y en la siguiente el resto.</text:p>
      <text:p text:style-name="Text_20_body">KBS (back-space): Elimina el caracter previo al caracter actual, uniendo la línea actual con la previa si el cursor llegase a estar sobre el primer caracter de la columna.</text:p>
      <text:p text:style-name="Text_20_body">KPageUp, KPageDown: Mueve de a veinte líneas hacia arriba y abajo.</text:p>
      <text:p text:style-name="Text_20_body">KHome, KEnd: Mueve al principio y final de la linea.</text:p>
      <text:h text:style-name="Heading_20_2" text:outline-level="2">Referencia del intérprete de PostScript®.</text:h>
      <text:p text:style-name="Text_20_body">Vea el archivo <text:span text:style-name="T3">PSvi.hs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mikachan-PS" svg:font-family="mikachan-PS"/>
    <style:font-face style:name="FreeSans1" svg:font-family="FreeSans" style:font-family-generic="swiss"/>
    <style:font-face style:name="Andale Mono" svg:font-family="'Andale Mono'" style:font-pitch="fixed"/>
    <style:font-face style:name="Century Schoolbook L" svg:font-family="'Century Schoolbook L'" style:font-adornments="Roma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adornments="Bold" style:font-family-generic="swiss" style:font-pitch="variable"/>
    <style:font-face style:name="Bitstream Vera Sans" svg:font-family="'Bitstream Vera Sans'" style:font-adornments="Bold Oblique" style:font-family-generic="swiss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UY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UY" style:letter-kerning="true" style:font-name-asian="mikachan-PS" style:font-size-asian="12pt" style:language-asian="ja" style:country-asian="JP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kachan-PS" style:font-size-asian="15pt" style:font-name-complex="Free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fo:orphans="2" fo:widows="2" style:page-number="auto"/>
      <style:text-properties style:font-name="Century Schoolbook L" fo:font-size="11pt" fo:font-weight="normal"/>
    </style:style>
    <style:style style:name="List" style:family="paragraph" style:parent-style-name="Text_20_body" style:class="list">
      <style:text-properties style:font-name-asian="mikachan-PS" style:font-size-asian="13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name-asian="mikachan-PS" style:font-size-asian="13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mikachan-PS" style:font-size-asian="13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Bitstream Vera Sans1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Bitstream Vera Sans" fo:font-size="14pt" fo:font-style="oblique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12T20:50:44</meta:creation-date>
    <meta:document-statistic meta:table-count="0" meta:image-count="0" meta:object-count="0" meta:page-count="3" meta:paragraph-count="61" meta:word-count="1087" meta:character-count="6755" meta:non-whitespace-character-count="5739"/>
    <dc:date>2011-12-13T01:23:03</dc:date>
    <meta:editing-duration>PT14M42S</meta:editing-duration>
    <meta:editing-cycles>1</meta:editing-cycles>
    <meta:generator>LibreOffice/3.4$Linux LibreOffice_project/340m1$Build-302</meta:generator>
  </office:meta>
</office:document-meta>
</file>